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 Light" svg:font-family="'JetBrains Mono Light'" style:font-family-generic="modern" style:font-pitch="fixed"/>
    <style:font-face style:name="JetBrains Mono Light1" svg:font-family="'JetBrains Mono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63in"/>
    </style:style>
    <style:style style:name="co4" style:family="table-column">
      <style:table-column-properties fo:break-before="auto" style:column-width="1.3118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etBrains Mono Light1" fo:font-size="11pt" style:font-size-asian="11pt" style:font-size-complex="11pt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JetBrains Mono Light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points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neStyl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lineStyle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data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label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icon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link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title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copyright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ckgroundColor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backgroundColor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ntFamily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fontFamily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ntSiz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fontSize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category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color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AxisLabe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xAxisLabel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AxisLabe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yAxisLabel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gendPosition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legendPosition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size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header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oter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footer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chart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\"{__}"</text:p>
          </table:table-cell>
          <table:table-cell office:value-type="string" calcext:value-type="string">
            <text:p>keywords</text:p>
          </table:table-cell>
          <table:table-cell table:style-name="ce2" office:value-type="string" calcext:value-type="string">
            <text:p>"{__}\"{__}\: 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 Light" svg:font-family="'JetBrains Mono Light'" style:font-family-generic="modern" style:font-pitch="fixed"/>
    <style:font-face style:name="JetBrains Mono Light1" svg:font-family="'JetBrains Mono Light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1:34:21.960000000</meta:creation-date>
    <dc:date>2024-04-28T21:42:33.780000000</dc:date>
    <meta:editing-duration>PT8M11S</meta:editing-duration>
    <meta:editing-cycles>2</meta:editing-cycles>
    <meta:generator>LibreOffice/24.2.2.2$Windows_X86_64 LibreOffice_project/d56cc158d8a96260b836f100ef4b4ef25d6f1a01</meta:generator>
    <meta:document-statistic meta:table-count="1" meta:cell-count="125" meta:object-count="0"/>
  </office:meta>
</office:document-meta>
</file>